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Illustration">
      <style:text-properties fo:font-size="18pt" fo:language="ru" fo:country="RU" officeooo:rsid="0018f455" officeooo:paragraph-rsid="0018f455" style:font-size-asian="15.75pt" style:font-size-complex="18pt"/>
    </style:style>
    <style:style style:name="P2" style:family="paragraph" style:parent-style-name="Illustration">
      <style:text-properties fo:font-size="18pt" fo:language="ru" fo:country="RU" fo:font-weight="bold" officeooo:rsid="0018f455" officeooo:paragraph-rsid="0018f455" style:font-size-asian="15.75pt" style:font-weight-asian="bold" style:font-size-complex="18pt" style:font-weight-complex="bold"/>
    </style:style>
    <style:style style:name="P3" style:family="paragraph" style:parent-style-name="Illustration">
      <style:text-properties fo:font-size="18pt" fo:language="ru" fo:country="RU" fo:font-weight="normal" officeooo:rsid="0018f455" officeooo:paragraph-rsid="0018f455" style:font-size-asian="15.75pt" style:font-weight-asian="normal" style:font-size-complex="18pt" style:font-weight-complex="normal"/>
    </style:style>
    <style:style style:name="P4" style:family="paragraph" style:parent-style-name="Title">
      <style:text-properties officeooo:rsid="0018f455" officeooo:paragraph-rsid="0018f455"/>
    </style:style>
    <style:style style:name="P5" style:family="paragraph" style:parent-style-name="Illustration">
      <style:text-properties fo:font-size="18pt" fo:language="ru" fo:country="RU" style:text-underline-style="solid" style:text-underline-width="auto" style:text-underline-color="font-color" fo:font-weight="normal" officeooo:rsid="0018f455" officeooo:paragraph-rsid="0018f455" style:font-size-asian="15.75pt" style:font-weight-asian="normal" style:font-size-complex="18pt" style:font-weight-complex="normal"/>
    </style:style>
    <style:style style:name="P6" style:family="paragraph" style:parent-style-name="Illustration">
      <style:text-properties fo:font-size="18pt" fo:language="ru" fo:country="RU" style:text-underline-style="solid" style:text-underline-width="auto" style:text-underline-color="font-color" fo:font-weight="normal" officeooo:rsid="001a8f39" officeooo:paragraph-rsid="001a8f39" style:font-size-asian="15.75pt" style:font-weight-asian="normal" style:font-size-complex="18pt" style:font-weight-complex="normal"/>
    </style:style>
    <style:style style:name="P7" style:family="paragraph" style:parent-style-name="Illustration">
      <style:text-properties fo:font-size="18pt" fo:language="ru" fo:country="RU" fo:font-weight="bold" officeooo:rsid="0018f455" officeooo:paragraph-rsid="0018f455" style:font-size-asian="15.75pt" style:font-weight-asian="bold" style:font-size-complex="18pt" style:font-weight-complex="bold"/>
    </style:style>
    <style:style style:name="P8" style:family="paragraph" style:parent-style-name="Illustration">
      <style:text-properties fo:font-size="18pt" fo:language="ru" fo:country="RU" fo:font-weight="normal" officeooo:rsid="001a8f39" officeooo:paragraph-rsid="001a8f39" style:font-size-asian="15.75pt" style:font-weight-asian="normal" style:font-size-complex="18pt" style:font-weight-complex="normal"/>
    </style:style>
    <style:style style:name="P9" style:family="paragraph" style:parent-style-name="Illustration">
      <style:text-properties fo:font-size="18pt" fo:language="ru" fo:country="RU" style:text-underline-style="none" fo:font-weight="normal" officeooo:rsid="001a8f39" officeooo:paragraph-rsid="001a8f39" style:font-size-asian="15.75pt" style:font-weight-asian="normal" style:font-size-complex="18pt" style:font-weight-complex="normal"/>
    </style:style>
    <style:style style:name="P10" style:family="paragraph" style:parent-style-name="Illustration" style:list-style-name="List_20_1">
      <style:text-properties fo:font-size="18pt" fo:language="ru" fo:country="RU" style:text-underline-style="none" fo:font-weight="normal" officeooo:rsid="001a8f39" officeooo:paragraph-rsid="001a8f39" style:font-size-asian="15.75pt" style:font-weight-asian="normal" style:font-size-complex="18pt" style:font-weight-complex="normal"/>
    </style:style>
    <style:style style:name="P11" style:family="paragraph" style:parent-style-name="Illustration">
      <style:text-properties fo:font-size="18pt" fo:language="ru" fo:country="RU" style:text-underline-style="none" fo:font-weight="bold" officeooo:rsid="001a8f39" officeooo:paragraph-rsid="001a8f39" style:font-size-asian="15.75pt" style:font-weight-asian="bold" style:font-size-complex="18pt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a8f39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Сценарий игры <text:span text:style-name="T1">Half Sharpshooter</text:span></text:p>
      <text:p text:style-name="P1">1. Описание главной героини — Джаси. Джася — среднестатистическая одиннадцатиклассница, которая находится на перепутье своей жизни. Она пока не знает, кем бы хотела стать, но уверена в том, что хотела бы поступить на бюджет и победить своего главного врага — Доктора Страха.</text:p>
      <text:p text:style-name="P1">Доктор Страх — персонаж антагонист Джаси, олицетворяющий её неуверенность в себе, который будет появляться в моменты, когда Джася волнуется или ей надо принять решение.</text:p>
      <text:p text:style-name="P1">2. Первым, с кем взаимодействует Джася, это Доктор Страх. Он ей напоминает о проваленном пробнике, намекая тем самым игроку, что Доктор Страх будет рядом на протяжении всей игры, ведь он и есть часть Джаси.</text:p>
      <text:p text:style-name="P1">3. После разговора с подругой, которая перестала готовиться к экзаменам и решила, что точно поступит по контракту, перед Джасей наступает выбор: поступить как подруга или продолжить учиться. Появление нового персонажа — Феи, чьё настоящее имя игроки никогда не узнают. Фея — своеобразный помощник Джаси, которая даёт ей советы, как бы лучше было бы поступить. <text:span text:style-name="T2">Сюжетная развилка:</text:span></text:p>
      <text:p text:style-name="P2">Джася не слушает Фею и решила забросить учёбу — выход на плохую концовку &lt;Перенапряжение&gt;</text:p>
      <text:p text:style-name="P2">Джася решила послушаться слов Феи — она продолжает учиться и делает своевременные перерывы на отдых — выход на следующий этап</text:p>
      <text:p text:style-name="P3">4. Джася находится у себя дома и не может долго решить пример. Её мучает Доктор Страх, упрекает в том, что <text:soft-page-break/>скоро экзамены, а она одно жалкое задание решить не может. На помощь Джаси приходит Фея, она предлагает ей сделать перерыв и продолжить решать пример завтра. <text:span text:style-name="T2">Сюжетная развилка:</text:span></text:p>
      <text:p text:style-name="P2">Джася злится на Фею и продолжает решать пример — выход на плохую концовку &lt;Переутомление&gt;</text:p>
      <text:p text:style-name="P2">Джася делает перерыв и разговаривает с Феей — на следующий день у неё получается решить тот пример — выход на следующий этап</text:p>
      <text:p text:style-name="P1">5. Новый приход Феи. Джася долгое время проходила сложный уровень с игре, но она всё ещё не знала, кем хотела бы стать. Фея рассказывает Джасе о работе программиста и у Джаси загораются глаза от радости. Фея предлагает Джасе самый оптимальный вариант для её характера, предпочтений и возможностей — учиться на программиста компьютерных игр. Появление Доктора Страха, который всячески пытается убедить Джасю, что это направление ей не подходит, и что она скорее всего ошибётся в этом выборе.</text:p>
      <text:p text:style-name="P5">Сюжетная развилка:</text:p>
      <text:p text:style-name="P2">Джася слушает Доктора Страха — <text:span text:style-name="T3">решает</text:span> поступ<text:span text:style-name="T3">ить</text:span> на отличное от <text:span text:style-name="T1">IT </text:span>специальность — выход на вторую ветку развилки</text:p>
      <text:p text:style-name="P2">Фея: «Я не поняла, в смысле, не на программиста?»</text:p>
      <text:p text:style-name="P2">Джася слушает Фею — <text:span text:style-name="T3">решает поступить</text:span> на <text:span text:style-name="T1">IT </text:span>специальность, куда она и хотела.</text:p>
      <text:p text:style-name="P8">6. Период экзаменов. В тот момент, когда Джася пытается одолеть экзамены, Фея пытается победить над Доктором Страхом. </text:p>
      <text:p text:style-name="P8"><text:soft-page-break/>7. Приходят результаты экзамена. Джася радуется, что всё делала своевременно и поэтому у неё получится с этими баллами поступить на бюджет. Она обращается за советом к Фее. Она спрашивает, стоит ли ей учиться летом, чтобы к университету быть готовой. Фея предлагает Джасе посетить выпускной, радоваться своим баллам, ведь лучше прийти в университет готовой получать новые знания, чем уставшей.</text:p>
      <text:p text:style-name="P8">Фея: «Тем более, лучше твоих преподавателей тебя никто в Интернете научить не сможет. Не оказывай себе медвежью услугу, позволь уже себе отдохнуть после такой колоссальной проделанной работы»</text:p>
      <text:p text:style-name="P6">Сюжетная развилка:</text:p>
      <text:p text:style-name="P11">Джася всё же решила учиться летом перед университетом — выход на плохую концовку, ведь она не успела отдохнуть, из-за чего забыла подать вовремя документы &lt;А счастье было так возможно… так близко...&gt;</text:p>
      <text:p text:style-name="P11">Джася отдыхает всё лето и параллельно изучает, куда бы хотела отдать документы, с чем ей помогает Фея — выход на новый этап</text:p>
      <text:p text:style-name="P9">8. Джася выбрала своё направление, и подала на него документы. Она просит Фею рассказать немного больше об этом направлении, так как узнаётся, что Фея — студент университета.</text:p>
      <text:p text:style-name="P9">9. Диалог Феи и Джаси. Фея рассказывает Джасе, что та напрасно волнуется. Она рассказывает несколько важных моментов, о которых хотела бы знать, когда сама поступала в университет. Если вовремя выполнять все необходимые действия, то университета не стоит бояться:</text:p>
      <text:list xml:id="list168924372" text:style-name="List_20_1">
        <text:list-item>
          <text:p text:style-name="P10">Планирование своего времени — лучшая вещь, которую <text:soft-page-break/>придумали, чтобы ты успевал и отдохнуть, и всё выполнить</text:p>
        </text:list-item>
        <text:list-item>
          <text:p text:style-name="P10">Носить записи, где бы были все домашние задания, чтобы ничего не упустить</text:p>
        </text:list-item>
        <text:list-item>
          <text:p text:style-name="P10">Если стоит выбор между пойти или не пойти на консультацию, то лучше сходить</text:p>
        </text:list-item>
        <text:list-item>
          <text:p text:style-name="P10">Студик — важный атрибут любого студента, поэтому пусть он всегда будет рядом</text:p>
        </text:list-item>
        <text:list-item>
          <text:p text:style-name="P10">Спрашивать, если что-то не понимаешь. Инициатива не наказуема</text:p>
        </text:list-item>
        <text:list-item>
          <text:p text:style-name="P10">Опаздывать хоть и не наказуемо, но чревато. Даже самая простая тема из-за опоздания может превратиться в нарастающий недопониманием и пробелами в знаниях ком.</text:p>
        </text:list-item>
        <text:list-item>
          <text:p text:style-name="P10">Учёба учёбой, но и о себе забывать не стоит. Оставляй один день для себя и своего отдыха.</text:p>
        </text:list-item>
      </text:list>
      <text:p text:style-name="P9"><text:s/>«Пусть страх останется для лодырей» </text:p>
      <text:p text:style-name="P9">После разъяснений Джася понимает, что ей не стоит бояться этого важного этапа — университетской жизни.</text:p>
      <text:p text:style-name="P9">10. Джася впервые отправляется в университет. Она уверена в себе и своих силах. Доктор Страх больше не обременяет её существование, чему она бесконечно рада. Джася спрашивает, что бы Фея хотела знать, когда только она поступала в университет.</text:p>
      <text:p text:style-name="P9">Фея: «Что мне понравится программировать на <text:span text:style-name="T1">RenPy</text:span>»</text:p>
      <text:p text:style-name="P9"><text:span text:style-name="T4">Выход на хорошую концовку &lt;А я же говорила, что у тебя всё получится!&gt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9T18:31:53.508000000</dc:date>
    <meta:editing-duration>PT2H42S</meta:editing-duration>
    <meta:editing-cycles>2</meta:editing-cycles>
    <meta:generator>LibreOffice/7.4.5.1$Windows_X86_64 LibreOffice_project/9c0871452b3918c1019dde9bfac75448afc4b57f</meta:generator>
    <meta:document-statistic meta:table-count="0" meta:image-count="0" meta:object-count="0" meta:page-count="4" meta:paragraph-count="35" meta:word-count="780" meta:character-count="5138" meta:non-whitespace-character-count="4375"/>
  </office:meta>
</office:document-meta>
</file>